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2582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Standard">Bonjour {{ object.name }}</text:p>
      <text:p text:style-name="Standard"/>
      <text:p text:style-name="Standard">{% image_loader image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2:39.888936161</meta:creation-date>
    <dc:date>2019-11-04T16:50:24.168782249</dc:date>
    <meta:editing-duration>PT3M54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0" meta:character-count="59" meta:non-whitespace-character-count="52"/>
  </office:meta>
</office:document-meta>
</file>